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3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3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3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3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3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3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3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3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3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3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3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3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2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2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2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2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2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2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2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2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2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2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2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2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2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2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2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2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2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2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2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2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2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2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2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2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2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2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2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2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1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1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1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1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1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1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1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1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1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1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1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1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1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1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1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1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1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1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1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1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1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1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1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1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1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1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1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1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1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1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3-01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2-12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2-12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2-11-21 19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2984" calcext:value-type="float">
            <text:p>-0.2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0-11-19 20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20-06-16 14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2984" calcext:value-type="float">
            <text:p>-0.2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17-04-28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16-10-21 15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16-04-26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15-10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15-05-04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12-10-30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11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11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10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09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09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08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08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07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06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05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05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04-11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04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03-11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03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02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02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01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01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00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2000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99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99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98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98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97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97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96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96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95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95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94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93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93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92-11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92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91-11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91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91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91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91-03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90-11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90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90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90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90-01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89-11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89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89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89-03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88-12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88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88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88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88-03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87-11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87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87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87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87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87-02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86-12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86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86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86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86-03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85-11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85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85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85-03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85-01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84-11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84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84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84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84-03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83-11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83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83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83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82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82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82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82-03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81-11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81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5</text:p>
          </table:table-cell>
          <table:table-cell office:value-type="string" calcext:value-type="string">
            <text:p>1980-04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51" meta:object-count="0"/>
    <meta:user-defined meta:name="AppVersion">3.0</meta:user-defined>
  </office:meta>
</office:document-meta>
</file>